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peakpx.com/en/hd-wallpaper-desktop-anaqv" text:style-name="Internet_20_link" text:visited-style-name="Visited_20_Internet_20_Link">https://www.peakpx.com/en/hd-wallpaper-desktop-anaqv</text:a></text:p>
      <text:p text:style-name="Standard"/>
      <text:p text:style-name="Standard"><text:a xlink:type="simple" xlink:href="https://www.pinterest.com.au/pin/693132198881883069/" text:style-name="Internet_20_link" text:visited-style-name="Visited_20_Internet_20_Link">https://www.pinterest.com.au/pin/693132198881883069/</text:a></text:p>
      <text:p text:style-name="Standard"/>
      <text:p text:style-name="Standard"><text:a xlink:type="simple" xlink:href="https://wanabrar.wordpress.com/2015/12/15/one-punch-man-episode-11/" text:style-name="Internet_20_link" text:visited-style-name="Visited_20_Internet_20_Link">https://wanabrar.wordpress.com/2015/12/15/one-punch-man-episode-11/</text:a></text:p>
      <text:p text:style-name="Standard"/>
      <text:p text:style-name="Standard"><text:a xlink:type="simple" xlink:href="https://www.zerochan.net/Ticket,?p=2" text:style-name="Internet_20_link" text:visited-style-name="Visited_20_Internet_20_Link">https://www.zerochan.net/Ticket,?p=2</text:a></text:p>
      <text:p text:style-name="Standard"/>
      <text:p text:style-name="Standard"><text:a xlink:type="simple" xlink:href="https://lostinanime.com/2017/09/kyoukai-no-rinne-kyoukai-no-rinne-3rd-season-25-end-series-review/kyoukai-no-rinne-3-25-14/" text:style-name="Internet_20_link" text:visited-style-name="Visited_20_Internet_20_Link">https://lostinanime.com/2017/09/kyoukai-no-rinne-kyoukai-no-rinne-3rd-season-25-end-series-review/kyoukai-no-rinne-3-25-14/</text:a></text:p>
      <text:p text:style-name="Standard"/>
      <text:p text:style-name="Standard"><text:a xlink:type="simple" xlink:href="https://japandeluxetours.com/experiences/jump-shop" text:style-name="Internet_20_link" text:visited-style-name="Visited_20_Internet_20_Link">https://japandeluxetours.com/experiences/jump-shop</text:a></text:p>
      <text:p text:style-name="Standard"/>
      <text:p text:style-name="Standard"><text:a xlink:type="simple" xlink:href="https://voices.shortpedia.com/arts-and-entertainment/food/best-anime-themed-restaurants/" text:style-name="Internet_20_link" text:visited-style-name="Visited_20_Internet_20_Link">https://voices.shortpedia.com/arts-and-entertainment/food/best-anime-themed-restaurants/</text:a></text:p>
      <text:p text:style-name="Standard"/>
      <text:p text:style-name="Standard"><text:a xlink:type="simple" xlink:href="https://wdwnt.com/2021/12/video-experience-the-thrilling-demon-slayer-xr-ride-at-universal-studios-japan/" text:style-name="Internet_20_link" text:visited-style-name="Visited_20_Internet_20_Link">https://wdwnt.com/2021/12/video-experience-the-thrilling-demon-slayer-xr-ride-at-universal-studios-japan/</text:a></text:p>
      <text:p text:style-name="Standard"/>
      <text:p text:style-name="Standard"><text:a xlink:type="simple" xlink:href="https://www.youtube.com/watch?v=3DqCMBJiSzE" text:style-name="Internet_20_link" text:visited-style-name="Visited_20_Internet_20_Link">https://www.youtube.com/watch?v=3DqCMBJiSzE</text:a></text:p>
      <text:p text:style-name="Standard"/>
      <text:p text:style-name="Standard"><text:a xlink:type="simple" xlink:href="https://www.usj.co.jp/web/en/us/events/universal-cool-japan-2023/conan/more-enjoy" text:style-name="Internet_20_link" text:visited-style-name="Visited_20_Internet_20_Link">https://www.usj.co.jp/web/en/us/events/universal-cool-japan-2023/conan/more-enjoy</text:a></text:p>
      <text:p text:style-name="Standard"/>
      <text:p text:style-name="Standard"><text:a xlink:type="simple" xlink:href="https://www.kennywood.com/discover-the-park/park-s-map" text:style-name="Internet_20_link" text:visited-style-name="Visited_20_Internet_20_Link">https://www.kennywood.com/discover-the-park/park-s-map</text:a></text:p>
      <text:p text:style-name="Standard"/>
      <text:p text:style-name="Standard"><text:a xlink:type="simple" xlink:href="https://tvtropes.org/pmwiki/pmwiki.php/Main/ArtisticLicenseGunSafety" text:style-name="Internet_20_link" text:visited-style-name="Visited_20_Internet_20_Link">https://tvtropes.org/pmwiki/pmwiki.php/Main/ArtisticLicenseGunSafety</text:a></text:p>
      <text:p text:style-name="Standard"/>
      <text:p text:style-name="Standard"><text:a xlink:type="simple" xlink:href="https://www.3play.com/attraction/xd-dark-ride/" text:style-name="Internet_20_link" text:visited-style-name="Visited_20_Internet_20_Link">https://www.3play.com/attraction/xd-dark-ride/</text:a></text:p>
      <text:p text:style-name="Standard"/>
      <text:p text:style-name="Standard"><text:a xlink:type="simple" xlink:href="https://www.anime-expo.org/ax/" text:style-name="Internet_20_link" text:visited-style-name="Visited_20_Internet_20_Link">https://www.anime-expo.org/ax/</text:a></text:p>
      <text:p text:style-name="Standard"/>
      <text:p text:style-name="Standard"><text:a xlink:type="simple" xlink:href="https://disneyland.disney.go.com/" text:style-name="Internet_20_link" text:visited-style-name="Visited_20_Internet_20_Link">https://disneyland.disney.go.com/</text:a></text:p>
      <text:p text:style-name="Standard"/>
      <text:p text:style-name="Standard"><text:a xlink:type="simple" xlink:href="https://www.universalstudioshollywood.com/web/en/us" text:style-name="Internet_20_link" text:visited-style-name="Visited_20_Internet_20_Link">https://www.universalstudioshollywood.com/web/en/us</text:a></text:p>
      <text:p text:style-name="Standard"/>
      <text:p text:style-name="Standard">https://www.canadaswonderland.com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9T22:08:35.680000000</meta:creation-date>
    <dc:date>2023-06-25T02:40:57.537000000</dc:date>
    <meta:editing-duration>PT5M1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7" meta:word-count="17" meta:character-count="1013" meta:non-whitespace-character-count="1013"/>
  </office:meta>
</office:document-meta>
</file>